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3.568cm" fo:min-width="3.318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7" style:family="graphic" style:parent-style-name="standard">
      <style:graphic-properties draw:stroke="dash" draw:stroke-dash="Dot"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="none" draw:fill-color="#ffffff"/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style:text-position="-8% 58%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207cm" svg:y1="4.492cm" svg:x2="10.207cm" svg:y2="11.477cm">
          <text:p/>
        </draw:line>
        <draw:line draw:style-name="gr1" draw:text-style-name="P1" draw:layer="layout" svg:x1="13.7cm" svg:y1="7.985cm" svg:x2="6.715cm" svg:y2="7.985cm">
          <text:p/>
        </draw:line>
        <draw:custom-shape draw:style-name="gr2" draw:text-style-name="P2" draw:layer="layout" svg:width="5.398cm" svg:height="5.398cm" svg:x="7.508cm" svg:y="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27cm" svg:height="0.962cm" svg:x="9.572cm" svg:y="3.54cm">
          <draw:text-box>
            <text:p text:style-name="P3">0</text:p>
          </draw:text-box>
        </draw:frame>
        <draw:frame draw:style-name="gr3" draw:text-style-name="P4" draw:layer="layout" svg:width="1.27cm" svg:height="0.962cm" svg:x="13.6cm" svg:y="7.502cm">
          <draw:text-box>
            <text:p text:style-name="P3">90</text:p>
          </draw:text-box>
        </draw:frame>
        <draw:frame draw:style-name="gr4" draw:text-style-name="P5" draw:layer="layout" svg:width="1.905cm" svg:height="0.962cm" svg:x="9.255cm" svg:y="11.477cm">
          <draw:text-box>
            <text:p text:style-name="P3">180</text:p>
          </draw:text-box>
        </draw:frame>
        <draw:frame draw:style-name="gr4" draw:text-style-name="P5" draw:layer="layout" svg:width="1.905cm" svg:height="0.962cm" svg:x="5.027cm" svg:y="7.51cm">
          <draw:text-box>
            <text:p text:style-name="P3">270</text:p>
          </draw:text-box>
        </draw:frame>
        <draw:line draw:style-name="gr1" draw:text-style-name="P1" draw:layer="layout" svg:x1="7.425cm" svg:y1="5.426cm" svg:x2="7.873cm" svg:y2="5.426cm">
          <text:p/>
        </draw:line>
        <draw:line draw:style-name="gr1" draw:text-style-name="P1" draw:layer="layout" svg:x1="7.65cm" svg:y1="5.203cm" svg:x2="7.65cm" svg:y2="5.651cm">
          <text:p/>
        </draw:line>
        <draw:line draw:style-name="gr1" draw:text-style-name="P1" draw:layer="layout" svg:x1="7.425cm" svg:y1="5.426cm" svg:x2="7.873cm" svg:y2="5.426cm">
          <text:p/>
        </draw:line>
        <draw:line draw:style-name="gr1" draw:text-style-name="P1" draw:layer="layout" svg:x1="7.65cm" svg:y1="5.203cm" svg:x2="7.65cm" svg:y2="5.651cm">
          <text:p/>
        </draw:line>
        <draw:line draw:style-name="gr1" draw:text-style-name="P1" draw:layer="layout" svg:x1="12.212cm" svg:y1="10.835cm" svg:x2="12.66cm" svg:y2="10.835cm">
          <text:p/>
        </draw:line>
        <draw:line draw:style-name="gr1" draw:text-style-name="P1" draw:layer="layout" svg:x1="12.437cm" svg:y1="10.612cm" svg:x2="12.437cm" svg:y2="11.06cm">
          <text:p/>
        </draw:line>
        <draw:line draw:style-name="gr1" draw:text-style-name="P1" draw:layer="layout" svg:x1="12.212cm" svg:y1="10.835cm" svg:x2="12.66cm" svg:y2="10.835cm">
          <text:p/>
        </draw:line>
        <draw:line draw:style-name="gr1" draw:text-style-name="P1" draw:layer="layout" svg:x1="12.437cm" svg:y1="10.612cm" svg:x2="12.437cm" svg:y2="11.06cm">
          <text:p/>
        </draw:line>
        <draw:frame draw:style-name="gr3" draw:text-style-name="P4" draw:layer="layout" svg:width="1.27cm" svg:height="0.962cm" svg:x="10.842cm" svg:y="7.132cm">
          <draw:text-box>
            <text:p text:style-name="P3">a</text:p>
          </draw:text-box>
        </draw:frame>
        <draw:frame draw:style-name="gr3" draw:text-style-name="P4" draw:layer="layout" svg:width="1.27cm" svg:height="0.962cm" svg:x="12.012cm" svg:y="8.928cm">
          <draw:text-box>
            <text:p text:style-name="P3">b</text:p>
          </draw:text-box>
        </draw:frame>
        <draw:frame draw:style-name="gr3" draw:text-style-name="P4" draw:layer="layout" svg:width="1.27cm" svg:height="0.962cm" svg:x="10.525cm" svg:y="9.037cm">
          <draw:text-box>
            <text:p text:style-name="P3">c</text:p>
          </draw:text-box>
        </draw:frame>
        <draw:frame draw:style-name="gr5" draw:text-style-name="P7" draw:layer="layout" svg:width="0.457cm" svg:height="0.725cm" svg:x="10.09cm" svg:y="7.32cm">
          <draw:text-box>
            <text:p text:style-name="P6"><text:span text:style-name="T1">γ</text:span></text:p>
          </draw:text-box>
        </draw:frame>
        <draw:frame draw:style-name="gr6" draw:text-style-name="P7" draw:layer="layout" svg:width="0.952cm" svg:height="0.725cm" svg:x="9.572cm" svg:y="7.895cm">
          <draw:text-box>
            <text:p text:style-name="P6"><text:span text:style-name="T1">β</text:span></text:p>
          </draw:text-box>
        </draw:frame>
        <draw:line draw:style-name="gr1" draw:text-style-name="P1" draw:layer="layout" svg:x1="7.667cm" svg:y1="5.445cm" svg:x2="10.207cm" svg:y2="7.985cm">
          <text:p/>
        </draw:line>
        <draw:circle draw:style-name="gr7" draw:text-style-name="P3" draw:layer="layout" svg:width="3.175cm" svg:height="3.175cm" svg:x="8.62cm" svg:y="6.397cm" draw:kind="arc" draw:start-angle="136.42" draw:end-angle="89.6">
          <text:p/>
        </draw:circle>
        <draw:line draw:style-name="gr1" draw:text-style-name="P1" draw:layer="layout" svg:x1="10.207cm" svg:y1="7.985cm" svg:x2="12.43cm" svg:y2="10.842cm">
          <text:p/>
        </draw:line>
        <draw:circle draw:style-name="gr7" draw:text-style-name="P3" draw:layer="layout" svg:width="1.27cm" svg:height="1.27cm" svg:x="9.572cm" svg:y="7.35cm" draw:kind="arc" draw:start-angle="307.61" draw:end-angle="87.63">
          <text:p/>
        </draw:circle>
        <draw:ellipse draw:style-name="gr7" draw:text-style-name="P3" draw:layer="layout" svg:width="2.223cm" svg:height="2.222cm" svg:x="9.133cm" svg:y="6.941cm" draw:kind="arc" draw:start-angle="308.78" draw:end-angle="3.49">
          <text:p/>
        </draw:ellipse>
        <draw:frame draw:style-name="gr6" draw:text-style-name="P7" draw:layer="layout" svg:width="0.952cm" svg:height="0.725cm" svg:x="10.546cm" svg:y="8.07cm">
          <draw:text-box>
            <text:p text:style-name="P6"><text:span text:style-name="T1">α</text:span></text:p>
          </draw:text-box>
        </draw:frame>
        <draw:frame draw:style-name="gr6" draw:text-style-name="P7" draw:layer="layout" svg:width="0.952cm" svg:height="0.725cm" svg:x="7.45cm" svg:y="4.72cm">
          <draw:text-box>
            <text:p text:style-name="P6"><text:span text:style-name="T1">p</text:span><text:span text:style-name="T2">o</text:span></text:p>
          </draw:text-box>
        </draw:frame>
        <draw:frame draw:style-name="gr6" draw:text-style-name="P7" draw:layer="layout" svg:width="0.952cm" svg:height="0.725cm" svg:x="12.274cm" svg:y="10.141cm">
          <draw:text-box>
            <text:p text:style-name="P6"><text:span text:style-name="T1">p</text:span><text:span text:style-name="T2">m</text:span></text:p>
          </draw:text-box>
        </draw:frame>
        <draw:line draw:style-name="gr1" draw:text-style-name="P1" draw:layer="layout" svg:x1="12.43cm" svg:y1="10.842cm" svg:x2="12.43cm" svg:y2="7.98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4T08:11:06.960831332</meta:creation-date>
    <dc:date>2021-04-24T10:43:22.582799090</dc:date>
    <meta:editing-duration>PT49M31S</meta:editing-duration>
    <meta:editing-cycles>4</meta:editing-cycles>
    <meta:generator>LibreOffice/7.1.2.2$Linux_X86_64 LibreOffice_project/10$Build-2</meta:generator>
    <meta:document-statistic meta:object-count="29"/>
  </office:meta>
</office:document-meta>
</file>